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12-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HIS ILLUSTRATIONS TO THE NATION OF ISRAEL (12:1-28; 15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HIS ILLUSTRATIONS TO THE NATION OF ISRAEL (12:1-28; 15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rough demonstrations (12:1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rough demonstrations (12:1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First illustration (12:1-16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First illustration (12:1-16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symbol (12:1-7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significance (12:8-16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rough demonstrations (12:1-2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First illustration (12:1-16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Second illustration (12:17-20)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Second illustration (12:17-20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ymbol (12:17-18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ignificance (12:19-20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rough demonstrations (12:1-20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First illustration (12:1-16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Second illustration (12:17-20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HIS ILLUSTRATIONS TO THE NATION OF ISRAEL (12:1-28; 15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rough demonstrations (12:1-20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rough proverbs (12:21-2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Through proverbs (12:21-28)<text:s text:c="1"/>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old proverb of the people (12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new proverb of the prophet (12:23-28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2-tx-Title-and-Text" presentation:presentation-page-layout-name="Master1-PPL12" draw:id="Slide-265">
        <draw:frame draw:id="id101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HIS ILLUSTRATIONS TO THE NATION OF ISRAEL (12:1-28; 15:1-8)<text:s text:c="1"/></text:span><text:span text:style-name="a552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<text:s text:c="1"/>Through demonstrations (12:1-2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<text:s text:c="1"/>Through proverbs (12:21-28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rough analogy (15:1-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EZEKIEL 12-15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HIS ILLUSTRATIONS TO THE NATION OF ISRAEL (12:1-28; 15:1-8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HIS INDICTMENT OF THE NATION OF ISRAEL (13:1-14:23)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-title-Title-Slide" presentation:presentation-page-layout-name="Master1-PPL1" draw:id="Slide-267">
        <draw:frame draw:id="id105" presentation:style-name="a587" draw:name="Title 1" svg:x="1.38in" svg:y="0.83in" svg:width="10.3in" svg:height="4.42in" presentation:class="title" presentation:placeholder="false">
          <draw:text-box>
            <text:p text:style-name="a586" text:class-names="" text:cond-style-name=""><text:span text:style-name="a584" text:class-names="">HIS INDICTMENT OF THE NATION OF ISRAEL (13:1-14:23)</text:span><text:span text:style-name="a585" text:class-names=""/></text:p>
          </draw:text-box>
          <svg:title/>
          <svg:desc/>
        </draw:frame>
        <draw:frame draw:id="id106" presentation:style-name="a592" draw:name="Subtitle 2" svg:x="1.38in" svg:y="5.25in" svg:width="10.3in" svg:height="1.85in" presentation:class="subtitle" presentation:placeholder="false">
          <draw:text-box>
            <text:p text:style-name="a589" text:class-names="" text:cond-style-name=""><text:span text:style-name="a588" text:class-names=""><text:s text:c="1"/>Ezekiel condemns the false prophets (13:1-23).<text:s text:c="1"/></text:span></text:p>
            <text:p text:style-name="a591" text:class-names="" text:cond-style-name=""><text:span text:style-name="a590" text:class-names=""/></text:p>
          </draw:text-box>
          <svg:title/>
          <svg:desc/>
        </draw:frame>
      </draw:page>
      <draw:page draw:name="Slide13" draw:style-name="a593" draw:master-page-name="Master1-Layout1-title-Title-Slide" presentation:presentation-page-layout-name="Master1-PPL1" draw:id="Slide-268">
        <draw:frame draw:id="id107" presentation:style-name="a597" draw:name="Title 1" svg:x="1.38in" svg:y="0.83in" svg:width="10.3in" svg:height="4.42in" presentation:class="title" presentation:placeholder="false">
          <draw:text-box>
            <text:p text:style-name="a596" text:class-names="" text:cond-style-name=""><text:span text:style-name="a594" text:class-names=""><text:s text:c="1"/>Ezekiel condemns the false prophets (13:1-23).<text:s text:c="1"/></text:span><text:span text:style-name="a595" text:class-names=""/></text:p>
          </draw:text-box>
          <svg:title/>
          <svg:desc/>
        </draw:frame>
        <draw:frame draw:id="id108" presentation:style-name="a602" draw:name="Subtitle 2" svg:x="1.38in" svg:y="5.25in" svg:width="10.3in" svg:height="1.85in" presentation:class="subtitle" presentation:placeholder="false">
          <draw:text-box>
            <text:p text:style-name="a599" text:class-names="" text:cond-style-name=""><text:span text:style-name="a598" text:class-names=""><text:s text:c="1"/>The male prophets (13:1-16)<text:s text:c="1"/></text:span></text:p>
            <text:p text:style-name="a601" text:class-names="" text:cond-style-name=""><text:span text:style-name="a600" text:class-names=""/></text:p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male prophets (13:1-16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Their perversions (13:1-7, 10, 16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Their punishment (13:8-9, 11-1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Ezekiel condemns the false prophets (13:1-23).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 male prophets (13:1-16)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female prophets (13:17-23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<text:s text:c="1"/>The female prophets (13:17-23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Their perversions (13:17-20, 22):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ir punishment (13:21, 23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<text:s text:c="1"/>Ezekiel condemns the false prophets (13:1-23).<text:s text:c="1"/>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<text:s text:c="1"/>The male prophets (13:1-16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<text:s text:c="1"/>The female prophets (13:17-23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8" draw:style-name="a663" draw:master-page-name="Master1-Layout12-tx-Title-and-Text" presentation:presentation-page-layout-name="Master1-PPL12" draw:id="Slide-273">
        <draw:frame draw:id="id117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HIS INDICTMENT OF THE NATION OF ISRAEL (13:1-14:23)</text:span><text:span text:style-name="a665" text:class-names=""/></text:p>
          </draw:text-box>
          <svg:title/>
          <svg:desc/>
        </draw:frame>
        <draw:frame draw:id="id118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Ezekiel condemns the false prophets (13:1-23).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Ezekiel condemns the idol worshipers (14:1-23).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9" draw:style-name="a678" draw:master-page-name="Master1-Layout12-tx-Title-and-Text" presentation:presentation-page-layout-name="Master1-PPL12" draw:id="Slide-274">
        <draw:frame draw:id="id119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<text:s text:c="1"/>Ezekiel condemns the idol worshipers (14:1-23).<text:s text:c="1"/></text:span><text:span text:style-name="a680" text:class-names=""/></text:p>
          </draw:text-box>
          <svg:title/>
          <svg:desc/>
        </draw:frame>
        <draw:frame draw:id="id120" presentation:style-name="a692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<text:s text:c="1"/>Three people (14:1-20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Four punishments (14:21-23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draw:page draw:name="Slide20" draw:style-name="a693" draw:master-page-name="Master1-Layout12-tx-Title-and-Text" presentation:presentation-page-layout-name="Master1-PPL12" draw:id="Slide-275">
        <draw:frame draw:id="id121" presentation:style-name="a697" draw:name="Title 1" svg:x="1.38in" svg:y="0.4in" svg:width="10.6in" svg:height="1.44965in" presentation:class="title" presentation:placeholder="false">
          <draw:text-box>
            <text:p text:style-name="a696" text:class-names="" text:cond-style-name=""><text:span text:style-name="a694" text:class-names="">HIS INDICTMENT OF THE NATION OF ISRAEL (13:1-14:23)</text:span><text:span text:style-name="a695" text:class-names=""/></text:p>
          </draw:text-box>
          <svg:title/>
          <svg:desc/>
        </draw:frame>
        <draw:frame draw:id="id122" presentation:style-name="a707" draw:name="Text Placeholder 2" svg:x="1.38in" svg:y="2in" svg:width="9.4in" svg:height="4.75868in" presentation:class="outline" presentation:placeholder="false">
          <draw:text-box>
            <text:list text:style-name="a700">
              <text:list-item>
                <text:p text:style-name="a699" text:class-names="" text:cond-style-name=""><text:span text:style-name="a698" text:class-names=""><text:s text:c="1"/>Ezekiel condemns the false prophets (13:1-23).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><text:s text:c="1"/>Ezekiel condemns the idol worshipers (14:1-23).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/></text:p>
              </text:list-item>
            </text:list>
          </draw:text-box>
          <svg:title/>
          <svg:desc/>
        </draw:frame>
      </draw:page>
      <draw:page draw:name="Slide21" draw:style-name="a708" draw:master-page-name="Master1-Layout12-tx-Title-and-Text" presentation:presentation-page-layout-name="Master1-PPL12" draw:id="Slide-276">
        <draw:frame draw:id="id123" presentation:style-name="a712" draw:name="Title 1" svg:x="1.38in" svg:y="0.4in" svg:width="10.6in" svg:height="1.44965in" presentation:class="title" presentation:placeholder="false">
          <draw:text-box>
            <text:p text:style-name="a711" text:class-names="" text:cond-style-name=""><text:span text:style-name="a709" text:class-names="">EZEKIEL 12-15</text:span><text:span text:style-name="a710" text:class-names=""/></text:p>
          </draw:text-box>
          <svg:title/>
          <svg:desc/>
        </draw:frame>
        <draw:frame draw:id="id124" presentation:style-name="a722" draw:name="Text Placeholder 2" svg:x="1.38in" svg:y="2in" svg:width="9.4in" svg:height="4.75868in" presentation:class="outline" presentation:placeholder="false">
          <draw:text-box>
            <text:list text:style-name="a715">
              <text:list-item>
                <text:p text:style-name="a714" text:class-names="" text:cond-style-name=""><text:span text:style-name="a713" text:class-names="">HIS ILLUSTRATIONS TO THE NATION OF ISRAEL (12:1-28; 15:1-8)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>HIS INDICTMENT OF THE NATION OF ISRAEL (13:1-14:23)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12-15</dc:title>
    <meta:initial-creator>David STRICKLAND</meta:initial-creator>
    <dc:creator>David STRICKLAND</dc:creator>
    <meta:creation-date>2020-02-22T17:31:15Z</meta:creation-date>
    <dc:date>2020-02-22T17:31:16Z</dc:date>
    <meta:template xlink:href="BibleStudy" xlink:type="simple"/>
    <meta:editing-cycles>1</meta:editing-cycles>
    <meta:editing-duration>PT0S</meta:editing-duration>
    <meta:document-statistic meta:paragraph-count="59" meta:word-count="450"/>
  </office:meta>
</office:document-meta>
</file>